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officeooo:rsid="0013114d" officeooo:paragraph-rsid="0013114d"/>
    </style:style>
    <style:style style:name="P2" style:family="paragraph" style:parent-style-name="Standard">
      <style:text-properties style:font-name="Times New Roman" fo:font-weight="bold" officeooo:rsid="00141e4c" officeooo:paragraph-rsid="00166c3f" style:font-weight-asian="bold" style:font-weight-complex="bold"/>
    </style:style>
    <style:style style:name="P3" style:family="paragraph" style:parent-style-name="Standard">
      <style:text-properties style:font-name="Times New Roman" fo:font-weight="bold" officeooo:rsid="00166c3f" officeooo:paragraph-rsid="00166c3f" style:font-weight-asian="bold" style:font-weight-complex="bold"/>
    </style:style>
    <style:style style:name="P4" style:family="paragraph" style:parent-style-name="Standard">
      <style:text-properties style:font-name="Times New Roman" fo:font-weight="bold" officeooo:rsid="001a23b3" officeooo:paragraph-rsid="001a23b3" style:font-weight-asian="bold" style:font-weight-complex="bold"/>
    </style:style>
    <style:style style:name="P5" style:family="paragraph" style:parent-style-name="Standard">
      <style:text-properties style:font-name="Times New Roman" fo:font-style="normal" officeooo:rsid="0013114d" officeooo:paragraph-rsid="0013114d" style:font-style-asian="normal" style:font-style-complex="normal"/>
    </style:style>
    <style:style style:name="P6" style:family="paragraph" style:parent-style-name="Standard">
      <style:text-properties style:font-name="Times New Roman" fo:font-style="normal" fo:font-weight="normal" officeooo:rsid="00141e4c" officeooo:paragraph-rsid="00141e4c" style:font-style-asian="normal" style:font-weight-asian="normal" style:font-style-complex="normal" style:font-weight-complex="normal"/>
    </style:style>
    <style:style style:name="P7" style:family="paragraph" style:parent-style-name="Standard">
      <style:text-properties style:font-name="Times New Roman" fo:font-style="normal" fo:font-weight="normal" officeooo:rsid="0019c0d2" officeooo:paragraph-rsid="00166c3f" style:font-style-asian="normal" style:font-weight-asian="normal" style:font-style-complex="normal" style:font-weight-complex="normal"/>
    </style:style>
    <style:style style:name="P8" style:family="paragraph" style:parent-style-name="Standard">
      <style:text-properties style:font-name="Times New Roman" fo:font-style="normal" fo:font-weight="normal" officeooo:rsid="001b2581" officeooo:paragraph-rsid="00166c3f" style:font-style-asian="normal" style:font-weight-asian="normal" style:font-style-complex="normal" style:font-weight-complex="normal"/>
    </style:style>
    <style:style style:name="P9" style:family="paragraph" style:parent-style-name="Standard">
      <style:text-properties style:font-name="Times New Roman" fo:font-style="normal" fo:font-weight="normal" officeooo:rsid="001b2581" officeooo:paragraph-rsid="001b2581" style:font-style-asian="normal" style:font-weight-asian="normal" style:font-style-complex="normal" style:font-weight-complex="normal"/>
    </style:style>
    <style:style style:name="P10" style:family="paragraph" style:parent-style-name="Standard">
      <style:text-properties style:font-name="Times New Roman" fo:font-weight="bold" officeooo:rsid="001b2581" officeooo:paragraph-rsid="001b2581" style:font-weight-asian="bold" style:font-weight-complex="bold"/>
    </style:style>
    <style:style style:name="P11" style:family="paragraph" style:parent-style-name="Standard">
      <style:text-properties style:font-name="Times New Roman" fo:font-weight="bold" officeooo:rsid="00166c3f" officeooo:paragraph-rsid="00166c3f" style:font-weight-asian="bold" style:font-weight-complex="bold"/>
    </style:style>
    <style:style style:name="P12" style:family="paragraph" style:parent-style-name="Standard" style:list-style-name="L1">
      <style:text-properties style:font-name="Times New Roman" fo:font-weight="bold" officeooo:rsid="00213923" officeooo:paragraph-rsid="00213923" style:font-weight-asian="bold" style:font-weight-complex="bold"/>
    </style:style>
    <style:style style:name="P13" style:family="paragraph" style:parent-style-name="Standard">
      <style:text-properties style:font-name="Times New Roman" fo:font-weight="bold" officeooo:rsid="00223ff0" officeooo:paragraph-rsid="00223ff0" style:font-weight-asian="bold" style:font-weight-complex="bold"/>
    </style:style>
    <style:style style:name="P14" style:family="paragraph" style:parent-style-name="Standard" style:list-style-name="L2">
      <style:text-properties style:font-name="Times New Roman" fo:font-weight="bold" officeooo:rsid="00234c79" officeooo:paragraph-rsid="00234c79" style:font-weight-asian="bold" style:font-weight-complex="bold"/>
    </style:style>
    <style:style style:name="P15" style:family="paragraph" style:parent-style-name="Standard">
      <style:text-properties style:font-name="Times New Roman" fo:font-weight="bold" officeooo:rsid="0024c4d3" officeooo:paragraph-rsid="0024c4d3" style:font-weight-asian="bold" style:font-weight-complex="bold"/>
    </style:style>
    <style:style style:name="P16" style:family="paragraph" style:parent-style-name="Standard">
      <style:text-properties style:font-name="Times New Roman" fo:font-weight="bold" officeooo:rsid="0025aaaf" officeooo:paragraph-rsid="0025aaaf" style:font-weight-asian="bold" style:font-weight-complex="bold"/>
    </style:style>
    <style:style style:name="P17" style:family="paragraph" style:parent-style-name="Standard">
      <style:text-properties style:font-name="Times New Roman" fo:font-style="normal" fo:font-weight="normal" officeooo:rsid="00141e4c" officeooo:paragraph-rsid="00141e4c" style:font-style-asian="normal" style:font-weight-asian="normal" style:font-style-complex="normal" style:font-weight-complex="normal"/>
    </style:style>
    <style:style style:name="P18" style:family="paragraph" style:parent-style-name="Standard">
      <style:text-properties style:font-name="Times New Roman" fo:font-style="normal" fo:font-weight="normal" officeooo:rsid="001b2581" officeooo:paragraph-rsid="001b2581" style:font-style-asian="normal" style:font-weight-asian="normal" style:font-style-complex="normal" style:font-weight-complex="normal"/>
    </style:style>
    <style:style style:name="P19" style:family="paragraph" style:parent-style-name="Standard">
      <style:text-properties style:font-name="Times New Roman" fo:font-style="normal" fo:font-weight="bold" officeooo:rsid="001f636b" officeooo:paragraph-rsid="001f636b" style:font-style-asian="normal" style:font-weight-asian="bold" style:font-style-complex="normal" style:font-weight-complex="bold"/>
    </style:style>
    <style:style style:name="P20" style:family="paragraph" style:parent-style-name="Standard">
      <style:text-properties style:font-name="Times New Roman" fo:font-style="italic" fo:font-weight="normal" officeooo:rsid="00223ff0" officeooo:paragraph-rsid="00223ff0" style:font-style-asian="italic" style:font-weight-asian="normal" style:font-style-complex="italic" style:font-weight-complex="normal"/>
    </style:style>
    <style:style style:name="P21" style:family="paragraph" style:parent-style-name="Standard">
      <style:text-properties style:font-name="Times New Roman" fo:font-style="italic" fo:font-weight="normal" officeooo:rsid="00234c79" officeooo:paragraph-rsid="00234c79" style:font-style-asian="italic" style:font-weight-asian="normal" style:font-style-complex="italic" style:font-weight-complex="normal"/>
    </style:style>
    <style:style style:name="P22" style:family="paragraph" style:parent-style-name="Standard">
      <style:text-properties style:font-name="Times New Roman" fo:font-style="italic" fo:font-weight="bold" officeooo:rsid="00223ff0" officeooo:paragraph-rsid="00223ff0" style:font-style-asian="italic" style:font-weight-asian="bold" style:font-style-complex="italic" style:font-weight-complex="bold"/>
    </style:style>
    <style:style style:name="P23" style:family="paragraph" style:parent-style-name="Standard">
      <style:text-properties style:font-name="Times New Roman" fo:font-style="italic" fo:font-weight="bold" officeooo:rsid="00234c79" officeooo:paragraph-rsid="00234c79" style:font-style-asian="italic" style:font-weight-asian="bold" style:font-style-complex="italic" style:font-weight-complex="bold"/>
    </style:style>
    <style:style style:name="P24" style:family="paragraph" style:parent-style-name="Standard" style:list-style-name="L3">
      <style:text-properties style:font-name="Times New Roman" fo:font-style="italic" fo:font-weight="bold" officeooo:rsid="0025aaaf" officeooo:paragraph-rsid="0025aaaf" style:font-style-asian="italic" style:font-weight-asian="bold" style:font-style-complex="italic" style:font-weight-complex="bold"/>
    </style:style>
    <style:style style:name="P25" style:family="paragraph" style:parent-style-name="Standard">
      <style:text-properties fo:color="#158466" loext:opacity="100%" style:font-name="Times New Roman" fo:font-weight="bold" officeooo:rsid="001f61a1" officeooo:paragraph-rsid="001f61a1" style:font-weight-asian="bold" style:font-weight-complex="bold"/>
    </style:style>
    <style:style style:name="P26" style:family="paragraph" style:parent-style-name="Standard">
      <style:text-properties fo:color="#ff8000" loext:opacity="100%" style:font-name="Times New Roman" fo:font-weight="bold" officeooo:rsid="00223ff0" officeooo:paragraph-rsid="00223ff0"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34c79"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b2581" style:font-style-asian="normal" style:font-style-complex="normal"/>
    </style:style>
    <style:style style:name="T6" style:family="text">
      <style:text-properties fo:font-style="normal" officeooo:rsid="00234c79"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81d89" style:font-style-asian="normal" style:font-weight-asian="normal" style:font-style-complex="normal" style:font-weight-complex="normal"/>
    </style:style>
    <style:style style:name="T9" style:family="text">
      <style:text-properties fo:font-style="normal" fo:font-weight="normal" officeooo:rsid="0019c0d2" style:font-style-asian="normal" style:font-weight-asian="normal" style:font-style-complex="normal" style:font-weight-complex="normal"/>
    </style:style>
    <style:style style:name="T10" style:family="text">
      <style:text-properties fo:font-style="normal" fo:font-weight="normal" officeooo:rsid="001b2581" style:font-style-asian="normal" style:font-weight-asian="normal" style:font-style-complex="normal" style:font-weight-complex="normal"/>
    </style:style>
    <style:style style:name="T11" style:family="text">
      <style:text-properties fo:font-style="normal" fo:font-weight="normal" officeooo:rsid="001f61a1" style:font-style-asian="normal" style:font-weight-asian="normal" style:font-style-complex="normal" style:font-weight-complex="normal"/>
    </style:style>
    <style:style style:name="T12" style:family="text">
      <style:text-properties fo:font-style="normal" fo:font-weight="normal" officeooo:rsid="001f636b" style:font-style-asian="normal" style:font-weight-asian="normal" style:font-style-complex="normal" style:font-weight-complex="normal"/>
    </style:style>
    <style:style style:name="T13" style:family="text">
      <style:text-properties fo:font-style="normal" fo:font-weight="normal" officeooo:rsid="00213923" style:font-style-asian="normal" style:font-weight-asian="normal" style:font-style-complex="normal" style:font-weight-complex="normal"/>
    </style:style>
    <style:style style:name="T14" style:family="text">
      <style:text-properties fo:font-style="normal" fo:font-weight="normal" officeooo:rsid="00223ff0" style:font-style-asian="normal" style:font-weight-asian="normal" style:font-style-complex="normal" style:font-weight-complex="normal"/>
    </style:style>
    <style:style style:name="T15" style:family="text">
      <style:text-properties fo:font-style="normal" fo:font-weight="normal" officeooo:rsid="00234c79" style:font-style-asian="normal" style:font-weight-asian="normal" style:font-style-complex="normal" style:font-weight-complex="normal"/>
    </style:style>
    <style:style style:name="T16" style:family="text">
      <style:text-properties fo:font-style="normal" fo:font-weight="normal" officeooo:rsid="0024c4d3" style:font-style-asian="normal" style:font-weight-asian="normal" style:font-style-complex="normal" style:font-weight-complex="normal"/>
    </style:style>
    <style:style style:name="T17" style:family="text">
      <style:text-properties fo:font-style="normal" fo:font-weight="normal" officeooo:rsid="002626ac"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24c4d3" style:font-weight-asian="normal" style:font-weight-complex="normal"/>
    </style:style>
    <style:style style:name="T20" style:family="text">
      <style:text-properties officeooo:rsid="00234c7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 here is where notes about the narrative go. How interesting.</text:p>
      <text:p text:style-name="P1"/>
      <text:p text:style-name="P1">This document is paired with the <text:span text:style-name="T1">Mind Map—</text:span><text:span text:style-name="T4">which visualizes each step of the journey the protagonist takes.</text:span></text:p>
      <text:p text:style-name="P5"/>
      <text:p text:style-name="P2"><text:span text:style-name="T4">Background:</text:span><text:span text:style-name="T7"> </text:span><text:span text:style-name="T8">A fantasy village comes under attack by strange marauders. The protagonist awakens to the scent of smoke and realizes that their sleepy home town has come under assault—they need to find a way to survive!</text:span></text:p>
      <text:p text:style-name="P5"/>
      <text:p text:style-name="P3"><text:span text:style-name="T4">Protagonist:</text:span><text:span text:style-name="T7"> </text:span><text:span text:style-name="T9">Emphasize that they are totally ordinary and use gender neutral pronouns. They should refer to themselves as “I/Myself”, and others who remark upon them should refer to them with “They/Themself”. Could be fun to practice and see how—if at all—gender neutrality changes the structure or tone of a narrative.</text:span></text:p>
      <text:p text:style-name="P7"/>
      <text:p text:style-name="P4"><text:span text:style-name="T9">I</text:span><text:span text:style-name="T7">f it grows too cumbersome, this can be ejected in favour of either a standard neutral male </text:span><text:span text:style-name="T2">or</text:span><text:span text:style-name="T7"> adding a toggle at the start for picking your gender and using {gender}.format to pull out of a class for dialogue.</text:span></text:p>
      <text:p text:style-name="P6"/>
      <text:p text:style-name="P6">----------</text:p>
      <text:p text:style-name="P6"/>
      <text:p text:style-name="P19">Intro:<text:span text:style-name="T18"> The protagonist is introduced as a commoner who grew up in an idyllic village. At some point we should give this village a name.</text:span></text:p>
      <text:p text:style-name="P6"/>
      <text:p text:style-name="P3"><text:span text:style-name="T4">Protagonist Awakens:</text:span><text:span text:style-name="T7"> </text:span><text:span text:style-name="T10">The protagonist awakens to </text:span><text:span text:style-name="T12">the sounds of battle and smell of smoke. Oh no! What will they do?</text:span></text:p>
      <text:list xml:id="list3199005485" text:style-name="L1">
        <text:list-item>
          <text:p text:style-name="P12"><text:span text:style-name="T12">I</text:span><text:span text:style-name="T7">n future draft: Ensure that there is a valid reason why they don’t get both their family’s </text:span><text:span text:style-name="T2">weapons</text:span><text:span text:style-name="T7"> and their sister’s </text:span><text:span text:style-name="T2">lockpick</text:span><text:span text:style-name="T7">.</text:span></text:p>
        </text:list-item>
      </text:list>
      <text:p text:style-name="P3"><text:span text:style-name="T10"/></text:p>
      <text:p text:style-name="P25"><text:span text:style-name="T5">F</text:span><text:span text:style-name="T4">IRST DECISION POINT</text:span></text:p>
      <text:p text:style-name="P8"/>
      <text:p text:style-name="P10"><text:span text:style-name="T4">Take the Sword!:</text:span><text:span text:style-name="T7"> Protagonist takes their parent’s </text:span><text:span text:style-name="T11">weapons and </text:span><text:span text:style-name="T12">emerges, </text:span><text:span text:style-name="T13">ready to help protect his home.</text:span></text:p>
      <text:p text:style-name="P9"/>
      <text:p text:style-name="P10"><text:span text:style-name="T4">Out the Back Window!:</text:span><text:span text:style-name="T7"> Protagonist deduces that the smoke is coming from the front doorway and opts to slip out the back window </text:span><text:span text:style-name="T11">rather than search for a weapon. </text:span><text:span text:style-name="T14">He enters his sister’s room and recalls that she keeps the window locked from the inside, and searches for the key. Upon finding his childhood lockpicks, he unlocks the window and escapes.</text:span></text:p>
      <text:p text:style-name="P10"><text:span text:style-name="T14"/></text:p>
      <text:p text:style-name="P26"><text:span text:style-name="T4">SECOND DECISION POINT</text:span></text:p>
      <text:p text:style-name="P13"><text:span text:style-name="T7"/></text:p>
      <text:p text:style-name="P21">Prerequisite:<text:span text:style-name="T4"> Take the Sword!</text:span></text:p>
      <text:p text:style-name="P23"><text:span text:style-name="T4">Search for Family:</text:span><text:span text:style-name="T7"> Try to find your parents or your sister.</text:span></text:p>
      <text:p text:style-name="P9"/>
      <text:p text:style-name="P20">Prerequisite:<text:span text:style-name="T4"> Take the Sword! </text:span><text:span text:style-name="T20">Or</text:span><text:span text:style-name="T6"> Out the Back Window!</text:span></text:p>
      <text:p text:style-name="P13"><text:span text:style-name="T4">Find the Town Guard!:</text:span><text:span text:style-name="T7"> Protagonist moves through the damaged streets and avoids danger to </text:span><text:span text:style-name="T15">find help. Once he’s found it, he volunteers to help</text:span><text:span text:style-name="T7"> </text:span><text:span text:style-name="T2">Sir Johnny Swordfish</text:span><text:span text:style-name="T7">.</text:span><text:span text:style-name="T15"> Johnny is impressed that the protagonist showed up, describing them as a bit of a curious troublemaker, but is glad to have all the help he can get. He explains that he has most of the marauders trapped at the butcher’s shop, but that a few have slipped through his grasp and are wreaking havoc. He tells the protagonist that they can either search for townsfolk to rescue </text:span><text:span text:style-name="T3">or</text:span><text:span text:style-name="T15"> attempt to escape town and warn the King of the marauders.</text:span></text:p>
      <text:list xml:id="list1214075670" text:style-name="L2">
        <text:list-item>
          <text:p text:style-name="P14"><text:soft-page-break/><text:span text:style-name="T7">If the protagonist lacks a weapon, Johnny will recommend </text:span><text:span text:style-name="T17">protagonist</text:span><text:span text:style-name="T7"> avoid getting into danger.</text:span></text:p>
        </text:list-item>
      </text:list>
      <text:p text:style-name="P10"><text:span text:style-name="T7"/></text:p>
      <text:p text:style-name="P22"><text:span text:style-name="T18">Prerequisite:</text:span><text:span text:style-name="T7"> Out the Back Window! </text:span><text:span text:style-name="T19">Or</text:span><text:span text:style-name="T16"> Find the Town Guard!</text:span></text:p>
      <text:p text:style-name="P13"><text:span text:style-name="T4">Escape the Town!:</text:span><text:span text:style-name="T7"> </text:span><text:span text:style-name="T16">The protagonist attempts to get out of town when he finds his sister in danger. He can opt to try and help her or leave her to die.</text:span></text:p>
      <text:p text:style-name="P13"><text:span text:style-name="T16"/></text:p>
      <text:p text:style-name="P15"><text:span text:style-name="T4">THIRD DECISION POINT</text:span></text:p>
      <text:p text:style-name="P15"><text:span text:style-name="T7"/></text:p>
      <text:p text:style-name="P16"><text:span text:style-name="T4">Help Her!:</text:span><text:span text:style-name="T7"> The protagonist attempts to save his sister.</text:span></text:p>
      <text:list xml:id="list701950620" text:style-name="L3">
        <text:list-item>
          <text:p text:style-name="P24"><text:span text:style-name="T18">If he has a sword or an axe:</text:span><text:span text:style-name="T7"> Protagonist loses 1 hit point and manages to rescue his sister, who tells him that </text:span><text:span text:style-name="T18">Sir Johnny Swordfish</text:span><text:span text:style-name="T7"> sent her on a mission to tell the King of the marauders before they can reach the rest of the kingdom. The protagonist—hoping to escape himself—accompanies his sister on this task.</text:span></text:p>
        </text:list-item>
        <text:list-item>
          <text:p text:style-name="P24"><text:span text:style-name="T18">If he does not:</text:span><text:span text:style-name="T7"> He is killed by the marauder. Turns out attracting the attention of an armed killer without a weapon is a death sentence.</text:span></text:p>
        </text:list-item>
      </text:list>
      <text:p text:style-name="P16"><text:span text:style-name="T7"/></text:p>
      <text:p text:style-name="P16"><text:span text:style-name="T4">Leave Her!:</text:span><text:span text:style-name="T7"> The protagonist abandons his sister to save himself and has to cope with the survivor’s guilt as a consequen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18T12:20:46.909000000</dc:date>
    <meta:editing-duration>PT1H53M2S</meta:editing-duration>
    <meta:editing-cycles>9</meta:editing-cycles>
    <meta:generator>LibreOffice/7.1.0.3$Windows_X86_64 LibreOffice_project/f6099ecf3d29644b5008cc8f48f42f4a40986e4c</meta:generator>
    <meta:document-statistic meta:table-count="0" meta:image-count="0" meta:object-count="0" meta:page-count="2" meta:paragraph-count="25" meta:word-count="616" meta:character-count="3486" meta:non-whitespace-character-count="2905"/>
  </office:meta>
</office:document-meta>
</file>